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paragraph-rsid="00080a27"/>
    </style:style>
    <style:style style:name="P2" style:family="paragraph" style:parent-style-name="Standard">
      <style:text-properties officeooo:paragraph-rsid="000a6ce5"/>
    </style:style>
    <style:style style:name="P3" style:family="paragraph" style:parent-style-name="Standard">
      <style:text-properties officeooo:rsid="000b6bcf" officeooo:paragraph-rsid="000b6bcf"/>
    </style:style>
    <style:style style:name="P4" style:family="paragraph" style:parent-style-name="Text_20_body">
      <style:text-properties officeooo:paragraph-rsid="0002aa20"/>
    </style:style>
    <style:style style:name="P5" style:family="paragraph" style:parent-style-name="Text_20_body">
      <style:text-properties officeooo:rsid="000389b9" officeooo:paragraph-rsid="000389b9"/>
    </style:style>
    <style:style style:name="P6" style:family="paragraph" style:parent-style-name="Standard">
      <style:text-properties officeooo:rsid="00080a27" officeooo:paragraph-rsid="000a6ce5"/>
    </style:style>
    <style:style style:name="P7" style:family="paragraph" style:parent-style-name="Standard">
      <style:text-properties officeooo:rsid="00080a27" officeooo:paragraph-rsid="00080a27"/>
    </style:style>
    <style:style style:name="P8" style:family="paragraph" style:parent-style-name="Standard">
      <style:text-properties officeooo:paragraph-rsid="000e7df8"/>
    </style:style>
    <style:style style:name="P9" style:family="paragraph" style:parent-style-name="Text_20_body">
      <style:text-properties officeooo:rsid="00080a27" officeooo:paragraph-rsid="00080a27"/>
    </style:style>
    <style:style style:name="T1" style:family="text">
      <style:text-properties officeooo:rsid="0002aa20"/>
    </style:style>
    <style:style style:name="T2" style:family="text">
      <style:text-properties officeooo:rsid="0004ba79"/>
    </style:style>
    <style:style style:name="T3" style:family="text">
      <style:text-properties officeooo:rsid="00080a27"/>
    </style:style>
    <style:style style:name="T4" style:family="text">
      <style:text-properties officeooo:rsid="000d11b1"/>
    </style:style>
    <style:style style:name="T5" style:family="text">
      <style:text-properties officeooo:rsid="000e7df8"/>
    </style:style>
    <style:style style:name="Sect1" style:family="section">
      <style:section-properties fo:margin-left="0in" fo:margin-right="0in" style:editable="false">
        <style:columns fo:column-count="1" fo:column-gap="0in"/>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Your name<text:line-break/>Your address<text:line-break/>Your city<text:line-break/>Your country </text:p>
      <text:p text:style-name="Text_20_body">Name of the <text:span text:style-name="T1">candidate</text:span><text:line-break/><text:span text:style-name="T1">Election Office </text:span>Postal address<text:line-break/><text:span text:style-name="T1">City, Postal code, </text:span>Country </text:p>
      <text:p text:style-name="P4">Subject: <text:span text:style-name="T1">Invitation to sign the Free Software Pact</text:span></text:p>
      <text:p text:style-name="P4"/>
      <text:p text:style-name="P4">Dear Mr. or Ms.,</text:p>
      <text:p text:style-name="P9">I am writing you to ask you to seriously consider the <text:span text:style-name="T4">technological</text:span> future of Spain as we move closer to the election in December. Specifically, I am petitioning you to support the use of Free Software, to the best of your ability, as a public official. </text:p>
      <text:p text:style-name="P5">I support the use of Free Software because I believe it <text:span text:style-name="T2">can strengthen our society, improve our economy, and provide an outlet for technological growth in Spain. By introducing more Free Software into public bodies and schools, the people of Spain will benefit from the flexibility, autonomy, freedom, transparency, and wealth creation that is offered by Free Software. </text:span></text:p>
      <text:section text:style-name="Sect1" text:name="magicdomid33">
        <text:p text:style-name="P6">When considering all of the technological possibilities <text:span text:style-name="T5">for</text:span> the future of Spain, I cannot support any political candidate who does not share my interests in promoting Free Software solutions in public bodies.</text:p>
        <text:p text:style-name="P2"/>
        <text:p text:style-name="P8"><text:span text:style-name="T3">There are already several successful examples of Free Software being used in Galicia (http://amtega.xunta.gal/export/sites/amtega/descargas/20150513-PlanSoftwareLibre2015.pdf</text:span><text:span text:style-name="T3">) and Andalucia (https://joinup.ec.europa.eu/node/144859). Political leaders in these places have already committed use the benefits of Free Software to improve public administrations and share benefits with their citizens. Now, I urge you to make a similar commitment and sign the Free Software Pact [URL]</text:span></text:p>
        <text:p text:style-name="P1"/>
        <text:p text:style-name="P7">By signing the pact, you demonstrate your shared support for Spain's digital future and your interest in transforming Spain into a technological leader of Europe that is open to developing local economies, responsive towards the needs of its citizens, and independent from the pressures of private software interests.</text:p>
        <text:p text:style-name="P1"/>
        <text:p text:style-name="P3">The full text of the pact is available here, [URL] along with more details about the benefits of using Free Software for citizens, business, and the state.</text:p>
        <text:p text:style-name="P3"/>
        <text:p text:style-name="P3"/>
      </text:section>
      <text:p text:style-name="Text_20_body">Kind regards,<text:line-break/>Your signature </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Variable"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11T13:59:44.460952158</meta:creation-date>
    <dc:date>2015-09-14T10:40:12.320602324</dc:date>
    <meta:editing-duration>PT9M33S</meta:editing-duration>
    <meta:editing-cycles>2</meta:editing-cycles>
    <meta:generator>LibreOffice/4.2.8.2$Linux_X86_64 LibreOffice_project/420m0$Build-2</meta:generator>
    <meta:document-statistic meta:table-count="0" meta:image-count="0" meta:object-count="0" meta:page-count="1" meta:paragraph-count="11" meta:word-count="304" meta:character-count="2005" meta:non-whitespace-character-count="1707"/>
  </office:meta>
</office:document-meta>
</file>